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6cm" fo:min-width="0.98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3.2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528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3.55cm" fo:min-width="4.5cm"/>
    </style:style>
    <style:style style:name="gr7" style:family="graphic" style:parent-style-name="standard">
      <style:graphic-properties svg:stroke-color="#faa61a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952cm" fo:min-width="1.622cm"/>
    </style:style>
    <style:style style:name="gr9" style:family="graphic" style:parent-style-name="objectwithoutfill">
      <style:graphic-properties svg:stroke-width="0.053cm" svg:stroke-color="#faa61a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2.55cm" fo:min-width="0.8cm"/>
    </style:style>
    <style:style style:name="gr11" style:family="graphic" style:parent-style-name="objectwithoutfill">
      <style:graphic-properties svg:stroke-width="0.053cm" svg:stroke-color="#faa6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4.05cm" fo:min-width="4.6cm"/>
    </style:style>
    <style:style style:name="gr13" style:family="graphic" style:parent-style-name="standard">
      <style:graphic-properties draw:fill-color="#fff200" draw:textarea-horizontal-align="justify" draw:textarea-vertical-align="middle" draw:auto-grow-height="false" fo:min-height="5.15cm" fo:min-width="4.6cm"/>
    </style:style>
    <style:style style:name="gr14" style:family="graphic" style:parent-style-name="standard">
      <style:graphic-properties draw:fill-color="#fff200" draw:textarea-horizontal-align="justify" draw:textarea-vertical-align="middle" draw:auto-grow-height="false" fo:min-height="4.55cm" fo:min-width="4cm"/>
    </style:style>
    <style:style style:name="gr15" style:family="graphic" style:parent-style-name="standard">
      <style:graphic-properties draw:fill-color="#fff200" draw:textarea-horizontal-align="justify" draw:textarea-vertical-align="middle" draw:auto-grow-height="false" fo:min-height="2.95cm" fo:min-width="2.6cm"/>
    </style:style>
    <style:style style:name="gr16" style:family="graphic" style:parent-style-name="objectwithoutfill">
      <style:graphic-properties svg:stroke-color="#faa61a" draw:marker-end="Arrow_20_concave" draw:marker-end-width="0.3cm" draw:fill="none" draw:textarea-vertical-align="middle"/>
    </style:style>
    <style:style style:name="gr17" style:family="graphic" style:parent-style-name="standard">
      <style:graphic-properties draw:fill-color="#fff200" draw:textarea-horizontal-align="justify" draw:textarea-vertical-align="middle" draw:auto-grow-height="false" fo:min-height="1.094cm" fo:min-width="0.986cm"/>
    </style:style>
    <style:style style:name="gr18" style:family="graphic" style:parent-style-name="objectwithoutfill">
      <style:graphic-properties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2.85cm" fo:min-width="1.6cm"/>
    </style:style>
    <style:style style:name="gr20" style:family="graphic" style:parent-style-name="objectwithoutfill">
      <style:graphic-properties svg:stroke-width="0.081cm" svg:stroke-color="#faa61a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ff200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1.2cm" svg:x="10.5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8cm" svg:height="3.5cm" svg:x="9.2cm" svg:y="12cm">
          <text:p text:style-name="P1">Group</text:p>
          <text:p text:style-name="P1">Administrato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cm" svg:y1="2.9cm" svg:x2="11.3cm" svg:y2="12cm">
          <text:p/>
        </draw:line>
        <draw:custom-shape draw:style-name="gr4" draw:text-style-name="P5" draw:layer="layout" svg:width="3.6cm" svg:height="1.1cm" svg:x="12.7cm" svg:y="1.7cm">
          <text:p text:style-name="P1">Sign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cm" svg:y1="12cm" svg:x2="13cm" svg:y2="2.5cm">
          <text:p/>
        </draw:line>
        <draw:custom-shape draw:style-name="gr5" draw:text-style-name="P1" xml:id="id2" draw:id="id2" draw:layer="layout" svg:width="3.1cm" svg:height="3.2cm" svg:x="7.6cm" svg:y="3.7cm">
          <text:p text:style-name="P1">Use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cm" svg:y1="12cm" svg:x2="9.15cm" svg:y2="6.9cm" draw:start-shape="id1" draw:end-shape="id2" draw:end-glue-point="2" svg:d="M11100 12000v-2550h-1950v-2550" svg:viewBox="0 0 1951 5101">
          <text:p/>
        </draw:connector>
        <draw:custom-shape draw:style-name="gr6" draw:text-style-name="P3" draw:layer="layout" svg:width="5cm" svg:height="3.8cm" svg:x="14.6cm" svg:y="11.7cm">
          <text:p text:style-name="P1">Secret Santa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3.9cm" svg:x2="14.6cm" svg:y2="13.8cm">
          <text:p/>
        </draw:line>
        <draw:custom-shape draw:style-name="gr8" draw:text-style-name="P6" draw:layer="layout" svg:width="3cm" svg:height="1.7cm" svg:x="13.6cm" svg:y="4.5cm">
          <text:p text:style-name="P1"><text:span text:style-name="T1">Generate</text:span></text:p>
          <text:p text:style-name="P1"><text:span text:style-name="T1">Lis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4.9cm" svg:y1="11.7cm" svg:x2="14.9cm" svg:y2="6.2cm">
          <text:p/>
        </draw:line>
        <draw:custom-shape draw:style-name="gr10" draw:text-style-name="P6" draw:layer="layout" svg:width="1.3cm" svg:height="2.8cm" svg:x="15.2cm" svg:y="6.5cm">
          <text:p text:style-name="P1"><text:span text:style-name="T1">Edit</text:span></text:p>
          <text:p text:style-name="P1"><text:span text:style-name="T1">Users</text:span></text:p>
          <text:p text:style-name="P1"><text:span text:style-name="T1">S.S.</text:span></text:p>
          <text:p text:style-name="P1"><text:span text:style-name="T1">info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.9cm" svg:y1="9.3cm" svg:x2="15.9cm" svg:y2="11.7cm">
          <text:p/>
        </draw:line>
        <draw:custom-shape draw:style-name="gr12" draw:text-style-name="P3" draw:layer="layout" svg:width="5.1cm" svg:height="4.3cm" svg:x="14.7cm" svg:y="16.8cm">
          <text:p text:style-name="P1">Group Users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5.5cm" svg:x2="14.8cm" svg:y2="16.8cm">
          <text:p/>
        </draw:line>
        <draw:custom-shape draw:style-name="gr13" draw:text-style-name="P3" draw:layer="layout" svg:width="5.1cm" svg:height="5.4cm" svg:x="2.1cm" svg:y="16cm">
          <text:p text:style-name="P1">Group</text:p>
          <text:p text:style-name="P1">Calendar</text:p>
          <text:p text:style-name="P1">Administration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5cm" svg:height="4.8cm" svg:x="2.1cm" svg:y="3.9cm">
          <text:p text:style-name="P1">Group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2cm" svg:y1="12cm" svg:x2="6.5cm" svg:y2="8.7cm">
          <text:p/>
        </draw:line>
        <draw:line draw:style-name="gr7" draw:text-style-name="P1" draw:layer="layout" svg:x1="9.2cm" svg:y1="15.5cm" svg:x2="7.1cm" svg:y2="16.1cm">
          <text:p/>
        </draw:line>
        <draw:custom-shape draw:style-name="gr15" draw:text-style-name="P3" draw:layer="layout" svg:width="3.1cm" svg:height="3.2cm" svg:x="17.3cm" svg:y="4.6cm">
          <text:p text:style-name="P1">Review</text:p>
          <text:p text:style-name="P1">List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6.6cm" svg:y1="5.4cm" svg:x2="17.4cm" svg:y2="5.4cm">
          <text:p/>
        </draw:line>
        <draw:line draw:style-name="gr16" draw:text-style-name="P4" draw:layer="layout" svg:x1="17.5cm" svg:y1="7.8cm" svg:x2="17.2cm" svg:y2="11.8cm">
          <text:p/>
        </draw:line>
        <draw:custom-shape draw:style-name="gr17" draw:text-style-name="P6" draw:layer="layout" svg:width="2.1cm" svg:height="1.9cm" svg:x="18.2cm" svg:y="9.2cm">
          <text:p text:style-name="P1"><text:span text:style-name="T1">Publi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9.2cm" svg:y1="11.1cm" svg:x2="19.2cm" svg:y2="11.7cm">
          <text:p/>
        </draw:line>
        <draw:custom-shape draw:style-name="gr19" draw:text-style-name="P3" draw:layer="layout" svg:width="2.1cm" svg:height="3.1cm" svg:x="12.7cm" svg:y="7.9cm">
          <text:p text:style-name="P1">View</text:p>
          <text:p text:style-name="P1">a</text:p>
          <text:p text:style-name="P1">List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3.8cm" svg:y1="11cm" svg:x2="14.6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2:53:46.808930112</meta:creation-date>
    <dc:date>2018-02-13T15:11:41.212380334</dc:date>
    <meta:editing-duration>PT47M3S</meta:editing-duration>
    <meta:editing-cycles>5</meta:editing-cycles>
    <meta:generator>LibreOffice/5.4.2.2$Linux_X86_64 LibreOffice_project/40m0$Build-2</meta:generator>
    <meta:document-statistic meta:object-count="26"/>
  </office:meta>
</office:document-meta>
</file>